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328d" officeooo:paragraph-rsid="0015328d"/>
    </style:style>
    <style:style style:name="P2" style:family="paragraph" style:parent-style-name="Standard">
      <style:text-properties officeooo:rsid="0015d4d6" officeooo:paragraph-rsid="0015d4d6"/>
    </style:style>
    <style:style style:name="P3" style:family="paragraph" style:parent-style-name="Standard">
      <style:text-properties officeooo:paragraph-rsid="0015d4d6"/>
    </style:style>
    <style:style style:name="P4" style:family="paragraph" style:parent-style-name="Standard">
      <style:text-properties fo:font-size="14pt" fo:font-weight="bold" officeooo:rsid="0015328d" officeooo:paragraph-rsid="0015328d" style:font-size-asian="14pt" style:font-weight-asian="bold" style:font-size-complex="14pt" style:font-weight-complex="bold"/>
    </style:style>
    <style:style style:name="T1" style:family="text">
      <style:text-properties officeooo:rsid="0015328d"/>
    </style:style>
    <style:style style:name="T2" style:family="text">
      <style:text-properties officeooo:rsid="0015d4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INTER_VAR and PRE_LOAD macros to insert in your macro file</text:p>
      <text:p text:style-name="Standard"/>
      <text:p text:style-name="P1">Th<text:span text:style-name="T2">e</text:span>s<text:span text:style-name="T2">e</text:span> macros ensure<text:span text:style-name="T2">s</text:span> that the first filament load of the print is done at BLOBIFIER_PARK position.</text:p>
      <text:p text:style-name="P1"/>
      <text:p text:style-name="P1"/>
      <text:p text:style-name="Standard">[gcode_macro PRINTER_VAR]</text:p>
      <text:p text:style-name="Standard"/>
      <text:p text:style-name="Standard">variable_first_load: <text:s text:c="4"/>1 #used for the first load at print start : <text:span text:style-name="T2">1= First load done</text:span></text:p>
      <text:p text:style-name="Standard"/>
      <text:p text:style-name="Standard">gcode:</text:p>
      <text:p text:style-name="Standard"/>
      <text:p text:style-name="Standard"/>
      <text:p text:style-name="Standard">[gcode_macro PRE_LOAD]</text:p>
      <text:p text:style-name="Standard">gcode:</text:p>
      <text:p text:style-name="Standard"><text:s text:c="3"/>{% set fl = printer['gcode_macro PRINTER_VAR']['first_load']|int %}</text:p>
      <text:p text:style-name="Standard"><text:s text:c="3"/>{% if fl == 0 %}</text:p>
      <text:p text:style-name="Standard"><text:s text:c="5"/>BLOBIFIER_PARK</text:p>
      <text:p text:style-name="Standard"><text:s text:c="3"/>{% endif %}</text:p>
      <text:p text:style-name="Standard"/>
      <text:p text:style-name="Standard"/>
      <text:p text:style-name="P2">You must add : </text:p>
      <text:p text:style-name="Standard"/>
      <text:p text:style-name="P3"><text:tab/> SET_GC<text:span text:style-name="T2">O</text:span>DE_VARIABLE MACRO=PRINTER_VAR VARIABLE=first_load VALUE=<text:span text:style-name="T1">0 </text:span></text:p>
      <text:p text:style-name="P3"/>
      <text:p text:style-name="P3"><text:span text:style-name="T1">at the start of your PRINT_START macro, and </text:span></text:p>
      <text:p text:style-name="P3"/>
      <text:p text:style-name="P3"><text:tab/>SET_GC<text:span text:style-name="T2">O</text:span>DE_VARIABLE MACRO=PRINTER_VAR VARIABLE=first_load VALUE=<text:span text:style-name="T2">1</text:span></text:p>
      <text:p text:style-name="P2"/>
      <text:p text:style-name="P2">after the filament has been loaded.</text:p>
      <text:p text:style-name="P2"/>
      <text:p text:style-name="P2">You can also add those line in other macro as nee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6T09:10:41.556000000</meta:creation-date>
    <dc:date>2024-07-26T09:28:48.593000000</dc:date>
    <meta:editing-duration>PT7M57S</meta:editing-duration>
    <meta:editing-cycles>1</meta:editing-cycles>
    <meta:document-statistic meta:table-count="0" meta:image-count="0" meta:object-count="0" meta:page-count="1" meta:paragraph-count="17" meta:word-count="101" meta:character-count="705" meta:non-whitespace-character-count="597"/>
    <meta:generator>LibreOffice/6.1.5.2$Windows_X86_64 LibreOffice_project/90f8dcf33c87b3705e78202e3df5142b201bd805</meta:generator>
  </office:meta>
</office:document-meta>
</file>